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86ed7"/>
    </style:style>
    <style:style style:name="P2" style:family="paragraph" style:parent-style-name="Standard">
      <style:paragraph-properties fo:text-align="justify" style:justify-single-word="false"/>
      <style:text-properties officeooo:paragraph-rsid="001c9b2c"/>
    </style:style>
    <style:style style:name="P3" style:family="paragraph" style:parent-style-name="Standard">
      <style:paragraph-properties fo:text-align="justify" style:justify-single-word="false"/>
      <style:text-properties officeooo:paragraph-rsid="002797da"/>
    </style:style>
    <style:style style:name="P4" style:family="paragraph" style:parent-style-name="Standard">
      <style:paragraph-properties fo:text-align="justify" style:justify-single-word="false"/>
      <style:text-properties officeooo:paragraph-rsid="002a103c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language="en" fo:country="US" officeooo:paragraph-rsid="0016583e" style:font-size-asian="16pt" style:font-name-complex="Arial1" style:font-size-complex="16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8pt" fo:language="en" fo:country="US" officeooo:paragraph-rsid="001c9b2c" style:font-size-asian="8pt" style:font-name-complex="Arial1" style:font-size-complex="8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0pt" fo:language="en" fo:country="US" fo:font-weight="bold" officeooo:rsid="001a9e1d" officeooo:paragraph-rsid="001a9e1d" fo:background-color="#ffffff" style:font-size-asian="10pt" style:font-weight-asian="bold" style:font-name-complex="Arial1" style:font-size-complex="10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0pt" fo:language="en" fo:country="US" fo:font-weight="bold" officeooo:rsid="00186ed7" officeooo:paragraph-rsid="00186ed7" fo:background-color="#ffffff" style:font-size-asian="10pt" style:font-weight-asian="bold" style:font-name-complex="Arial1" style:font-size-complex="10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0pt" fo:language="en" fo:country="US" fo:font-weight="bold" officeooo:paragraph-rsid="001a9e1d" fo:background-color="#ffffff" style:font-size-asian="10pt" style:font-weight-asian="bold" style:font-name-complex="Arial1" style:font-size-complex="10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0pt" fo:language="en" fo:country="US" officeooo:paragraph-rsid="00186ed7" fo:background-color="#ffffff" style:font-size-asian="10pt" style:font-name-complex="Arial1" style:font-size-complex="10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0pt" fo:language="en" fo:country="US" officeooo:rsid="002a103c" officeooo:paragraph-rsid="002a103c" fo:background-color="#ffffff" style:font-size-asian="10pt" style:font-name-complex="Arial1" style:font-size-complex="10pt"/>
    </style:style>
    <style:style style:name="P12" style:family="paragraph" style:parent-style-name="Standard">
      <style:paragraph-properties fo:margin-left="0.0984in" fo:margin-right="0in" fo:margin-top="0in" fo:margin-bottom="0in" loext:contextual-spacing="false" fo:line-height="100%" fo:text-align="justify" style:justify-single-word="false" fo:text-indent="-0.0984in" style:auto-text-indent="false"/>
      <style:text-properties officeooo:paragraph-rsid="0016583e"/>
    </style:style>
    <style:style style:name="P13" style:family="paragraph" style:parent-style-name="Standard" style:master-page-name="Standard">
      <style:paragraph-properties fo:text-align="justify" style:justify-single-word="false" style:page-number="auto"/>
      <style:text-properties officeooo:paragraph-rsid="0016583e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0pt" fo:language="en" fo:country="US" fo:font-weight="bold" officeooo:rsid="001c9b2c" officeooo:paragraph-rsid="00186ed7" fo:background-color="#ffffff" style:font-size-asian="10pt" style:font-weight-asian="bold" style:font-name-complex="Arial1" style:font-size-complex="10pt"/>
    </style:style>
    <style:style style:name="T1" style:family="text">
      <style:text-properties fo:color="#000000" style:font-name="Arial" fo:font-size="10pt" fo:language="en" fo:country="US" fo:font-weight="bold" fo:background-color="#ffffff" loext:char-shading-value="0" style:font-size-asian="10pt" style:font-weight-asian="bold" style:font-name-complex="Arial1" style:font-size-complex="10pt"/>
    </style:style>
    <style:style style:name="T2" style:family="text">
      <style:text-properties fo:color="#000000" style:font-name="Arial" fo:font-size="10pt" fo:language="en" fo:country="US" fo:font-weight="bold" officeooo:rsid="00186ed7" fo:background-color="#ffffff" loext:char-shading-value="0" style:font-size-asian="10pt" style:font-weight-asian="bold" style:font-name-complex="Arial1" style:font-size-complex="10pt"/>
    </style:style>
    <style:style style:name="T3" style:family="text">
      <style:text-properties fo:color="#000000" style:font-name="Arial" fo:font-size="10pt" fo:language="en" fo:country="US" fo:font-weight="bold" officeooo:rsid="00186ed7" fo:background-color="#ffffff" loext:char-shading-value="0" style:font-size-asian="10pt" style:font-weight-asian="bold" style:font-name-complex="Arial1" style:font-size-complex="10pt" style:font-weight-complex="bold"/>
    </style:style>
    <style:style style:name="T4" style:family="text">
      <style:text-properties fo:color="#000000" style:font-name="Arial" fo:font-size="10pt" fo:language="en" fo:country="US" fo:background-color="#ffffff" loext:char-shading-value="0" style:font-size-asian="10pt" style:font-name-complex="Arial1" style:font-size-complex="10pt"/>
    </style:style>
    <style:style style:name="T5" style:family="text">
      <style:text-properties fo:color="#000000" style:font-name="Arial" fo:font-size="10pt" fo:language="en" fo:country="US" officeooo:rsid="001a9e1d" fo:background-color="#ffffff" loext:char-shading-value="0" style:font-size-asian="10pt" style:font-name-complex="Arial1" style:font-size-complex="10pt"/>
    </style:style>
    <style:style style:name="T6" style:family="text">
      <style:text-properties fo:color="#000000" style:font-name="Arial" fo:font-size="10pt" fo:language="en" fo:country="US" officeooo:rsid="001c9b2c" fo:background-color="#ffffff" loext:char-shading-value="0" style:font-size-asian="10pt" style:font-name-complex="Arial1" style:font-size-complex="10pt"/>
    </style:style>
    <style:style style:name="T7" style:family="text">
      <style:text-properties fo:color="#000000" style:font-name="Arial" fo:font-size="10pt" fo:language="en" fo:country="US" officeooo:rsid="001e2874" fo:background-color="#ffffff" loext:char-shading-value="0" style:font-size-asian="10pt" style:font-name-complex="Arial1" style:font-size-complex="10pt"/>
    </style:style>
    <style:style style:name="T8" style:family="text">
      <style:text-properties fo:color="#000000" style:font-name="Arial" fo:font-size="10pt" fo:language="en" fo:country="US" officeooo:rsid="001d36cc" fo:background-color="#ffffff" loext:char-shading-value="0" style:font-size-asian="10pt" style:font-name-complex="Arial1" style:font-size-complex="10pt"/>
    </style:style>
    <style:style style:name="T9" style:family="text">
      <style:text-properties fo:color="#000000" style:font-name="Arial" fo:font-size="10pt" fo:language="en" fo:country="US" officeooo:rsid="001fffe0" fo:background-color="#ffffff" loext:char-shading-value="0" style:font-size-asian="10pt" style:font-name-complex="Arial1" style:font-size-complex="10pt"/>
    </style:style>
    <style:style style:name="T10" style:family="text">
      <style:text-properties fo:color="#000000" style:font-name="Arial" fo:font-size="10pt" fo:language="en" fo:country="US" officeooo:rsid="00205544" fo:background-color="#ffffff" loext:char-shading-value="0" style:font-size-asian="10pt" style:font-name-complex="Arial1" style:font-size-complex="10pt"/>
    </style:style>
    <style:style style:name="T11" style:family="text">
      <style:text-properties fo:color="#000000" style:font-name="Arial" fo:font-size="10pt" fo:language="en" fo:country="US" officeooo:rsid="002125b3" fo:background-color="#ffffff" loext:char-shading-value="0" style:font-size-asian="10pt" style:font-name-complex="Arial1" style:font-size-complex="10pt"/>
    </style:style>
    <style:style style:name="T12" style:family="text">
      <style:text-properties fo:color="#000000" style:font-name="Arial" fo:font-size="10pt" fo:language="en" fo:country="US" officeooo:rsid="00218a30" fo:background-color="#ffffff" loext:char-shading-value="0" style:font-size-asian="10pt" style:font-name-complex="Arial1" style:font-size-complex="10pt"/>
    </style:style>
    <style:style style:name="T13" style:family="text">
      <style:text-properties fo:color="#000000" style:font-name="Arial" fo:font-size="10pt" fo:language="en" fo:country="US" officeooo:rsid="00234578" fo:background-color="#ffffff" loext:char-shading-value="0" style:font-size-asian="10pt" style:font-name-complex="Arial1" style:font-size-complex="10pt"/>
    </style:style>
    <style:style style:name="T14" style:family="text">
      <style:text-properties fo:color="#000000" style:font-name="Arial" fo:font-size="10pt" fo:language="en" fo:country="US" officeooo:rsid="00275dc5" fo:background-color="#ffffff" loext:char-shading-value="0" style:font-size-asian="10pt" style:font-name-complex="Arial1" style:font-size-complex="10pt"/>
    </style:style>
    <style:style style:name="T15" style:family="text">
      <style:text-properties fo:color="#000000" style:font-name="Arial" fo:font-size="10pt" fo:language="en" fo:country="US" officeooo:rsid="002797da" fo:background-color="#ffffff" loext:char-shading-value="0" style:font-size-asian="10pt" style:font-name-complex="Arial1" style:font-size-complex="10pt"/>
    </style:style>
    <style:style style:name="T16" style:family="text">
      <style:text-properties fo:color="#000000" style:font-name="Arial" fo:font-size="10pt" fo:language="en" fo:country="US" officeooo:rsid="002819ff" fo:background-color="#ffffff" loext:char-shading-value="0" style:font-size-asian="10pt" style:font-name-complex="Arial1" style:font-size-complex="10pt"/>
    </style:style>
    <style:style style:name="T17" style:family="text">
      <style:text-properties fo:color="#000000" style:font-name="Arial" fo:font-size="10pt" fo:language="en" fo:country="US" officeooo:rsid="002a103c" fo:background-color="#ffffff" loext:char-shading-value="0" style:font-size-asian="10pt" style:font-name-complex="Arial1" style:font-size-complex="10pt"/>
    </style:style>
    <style:style style:name="T18" style:family="text">
      <style:text-properties fo:color="#000000" style:font-name="Arial" fo:font-size="10pt" fo:language="en" fo:country="US" officeooo:rsid="002b103f" fo:background-color="#ffffff" loext:char-shading-value="0" style:font-size-asian="10pt" style:font-name-complex="Arial1" style:font-size-complex="10pt"/>
    </style:style>
    <style:style style:name="T19" style:family="text">
      <style:text-properties fo:color="#000000" style:font-name="Arial" fo:font-size="10pt" fo:language="en" fo:country="US" officeooo:rsid="002b1eb6" fo:background-color="#ffffff" loext:char-shading-value="0" style:font-size-asian="10pt" style:font-name-complex="Arial1" style:font-size-complex="10pt"/>
    </style:style>
    <style:style style:name="T20" style:family="text">
      <style:text-properties fo:color="#000000" style:font-name="Arial" fo:font-size="10pt" fo:language="en" fo:country="US" fo:font-weight="normal" officeooo:rsid="00186ed7" fo:background-color="#ffffff" loext:char-shading-value="0" style:font-size-asian="10pt" style:font-weight-asian="normal" style:font-name-complex="Arial1" style:font-size-complex="10pt" style:font-weight-complex="normal"/>
    </style:style>
    <style:style style:name="T21" style:family="text">
      <style:text-properties fo:color="#000000" style:font-name="Arial" fo:font-size="10pt" fo:language="en" fo:country="US" fo:font-style="italic" officeooo:rsid="001e2874" fo:background-color="#ffffff" loext:char-shading-value="0" style:font-size-asian="10pt" style:font-style-asian="italic" style:font-name-complex="Arial1" style:font-size-complex="10pt" style:font-style-complex="italic"/>
    </style:style>
    <style:style style:name="T22" style:family="text">
      <style:text-properties fo:color="#000000" style:font-name="Arial" fo:font-size="10pt" fo:language="en" fo:country="US" fo:font-style="italic" officeooo:rsid="001fffe0" fo:background-color="#ffffff" loext:char-shading-value="0" style:font-size-asian="10pt" style:font-style-asian="italic" style:font-name-complex="Arial1" style:font-size-complex="10pt" style:font-style-complex="italic"/>
    </style:style>
    <style:style style:name="T23" style:family="text">
      <style:text-properties fo:color="#000000" style:font-name="Arial" fo:font-size="10pt" fo:language="en" fo:country="US" fo:font-style="italic" officeooo:rsid="002819ff" fo:background-color="#ffffff" loext:char-shading-value="0" style:font-size-asian="10pt" style:font-style-asian="italic" style:font-name-complex="Arial1" style:font-size-complex="10pt" style:font-style-complex="italic"/>
    </style:style>
    <style:style style:name="T24" style:family="text">
      <style:text-properties fo:color="#000000" style:font-name="Arial" fo:font-size="10pt" fo:language="en" fo:country="US" fo:font-style="normal" officeooo:rsid="001e2874" fo:background-color="#ffffff" loext:char-shading-value="0" style:font-size-asian="10pt" style:font-style-asian="normal" style:font-name-complex="Arial1" style:font-size-complex="10pt" style:font-style-complex="normal"/>
    </style:style>
    <style:style style:name="T25" style:family="text">
      <style:text-properties fo:color="#000000" style:font-name="Arial" fo:font-size="8pt" fo:language="en" fo:country="US" fo:background-color="#ffffff" loext:char-shading-value="0" style:font-size-asian="8pt" style:font-name-complex="Arial1" style:font-size-complex="8pt"/>
    </style:style>
    <style:style style:name="T26" style:family="text">
      <style:text-properties style:font-name="Arial" fo:font-size="16pt" fo:language="en" fo:country="US" style:font-size-asian="16pt" style:font-name-complex="Arial1" style:font-size-complex="16pt"/>
    </style:style>
    <style:style style:name="T27" style:family="text">
      <style:text-properties style:font-name="Arial" fo:font-size="16pt" fo:language="en" fo:country="US" officeooo:rsid="00186ed7" style:font-size-asian="16pt" style:font-name-complex="Arial1" style:font-size-complex="16pt"/>
    </style:style>
    <style:style style:name="T28" style:family="text">
      <style:text-properties style:font-name="Arial" fo:font-size="8pt" fo:language="en" fo:country="US" style:font-size-asian="8pt" style:font-name-complex="Arial1" style:font-size-complex="8pt"/>
    </style:style>
    <style:style style:name="T29" style:family="text">
      <style:text-properties style:font-name="Arial" fo:font-size="8pt" fo:language="en" fo:country="US" officeooo:rsid="000dc3fd" style:font-size-asian="8pt" style:font-name-complex="Arial1" style:font-size-complex="8pt"/>
    </style:style>
    <style:style style:name="T30" style:family="text">
      <style:text-properties style:font-name="Arial" fo:font-size="8pt" fo:language="en" fo:country="US" officeooo:rsid="0017f9c7" fo:background-color="#ffffff" loext:char-shading-value="0" style:font-size-asian="8pt" style:font-name-complex="Arial1" style:font-size-complex="8pt"/>
    </style:style>
    <style:style style:name="T31" style:family="text">
      <style:text-properties style:text-position="super 58%" style:font-name="Arial" fo:font-size="8pt" fo:language="en" fo:country="US" style:font-size-asian="8pt" style:font-name-complex="Arial1" style:font-size-complex="8pt"/>
    </style:style>
    <style:style style:name="T32" style:family="text">
      <style:text-properties fo:font-variant="normal" fo:text-transform="none" fo:color="#000000" style:font-name="Arial" fo:font-size="10pt" fo:letter-spacing="normal" fo:language="en" fo:country="US" officeooo:rsid="001a9e1d" fo:background-color="#ffffff" loext:char-shading-value="0" style:font-size-asian="10pt" style:font-name-complex="Arial1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27">Revisiting the </text:span><text:span text:style-name="T26">computational </text:span><text:span text:style-name="T27">analysis of</text:span><text:span text:style-name="T26"> DNase sequencing </text:span></text:p>
      <text:p text:style-name="P5"/>
      <text:p text:style-name="P2"><text:span text:style-name="T29">Speaker: </text:span><text:span text:style-name="T28">Ivan G. Costa</text:span><text:span text:style-name="T31">1,2,3,</text:span><text:span text:style-name="T28">*</text:span></text:p>
      <text:p text:style-name="P2"><text:span text:style-name="T29">Co-authors: </text:span><text:span text:style-name="T28">Eduardo G. Gusmao</text:span><text:span text:style-name="T31">1,2</text:span><text:span text:style-name="T28">, Manuel Allhoff</text:span><text:span text:style-name="T31">1,3</text:span><text:span text:style-name="T28">, Martin Zenke</text:span><text:span text:style-name="T31">1,2</text:span></text:p>
      <text:p text:style-name="P6"/>
      <text:p text:style-name="P12"><text:span text:style-name="T31">1<text:tab/></text:span><text:span text:style-name="T25">IZKF Computational Biology Research Group, RWTH Aachen University Medical School, Aachen, Germany</text:span><text:span text:style-name="T28">.</text:span></text:p>
      <text:p text:style-name="P12"><text:span text:style-name="T31">2<text:tab/></text:span><text:span text:style-name="T25">Department of Cell Biology, Institute of Biomedical Engineering, RWTH Aachen University Medical School, Aachen, Germany</text:span><text:span text:style-name="T28">.</text:span></text:p>
      <text:p text:style-name="P12"><text:span text:style-name="T31">3<text:tab/></text:span><text:span text:style-name="T25">Aachen Institute for Advanced Study in Computational Engineering Science (AICES), RWTH Aachen University, Germany</text:span><text:span text:style-name="T28">.</text:span></text:p>
      <text:p text:style-name="P12"><text:span text:style-name="T28">*<text:tab/></text:span><text:a xlink:type="simple" xlink:href="mailto:ivan.costa@rwth-aachen.de" text:style-name="Internet_20_link" text:visited-style-name="Visited_20_Internet_20_Link"><text:span text:style-name="Internet_20_link"><text:span text:style-name="T30">c</text:span></text:span></text:a><text:span text:style-name="Internet_20_link"><text:span text:style-name="T30">orresponding author</text:span></text:span></text:p>
      <text:p text:style-name="P9"><text:line-break/>Abstract </text:p>
      <text:p text:style-name="P7"/>
      <text:p text:style-name="P4"><text:span text:style-name="T4">D</text:span><text:span text:style-name="T13">N</text:span><text:span text:style-name="T5">ase-seq is a powerful technique for detection of cell</text:span><text:span text:style-name="T32">-</text:span><text:span text:style-name="T5">specific binding sites in a genome</text:span><text:span text:style-name="T32">-</text:span><text:span text:style-name="T5">wide manner. </text:span><text:span text:style-name="T6">C</text:span><text:span text:style-name="T5">omputational footprinting methods, </text:span><text:span text:style-name="T6">which search for footprint</text:span><text:span text:style-name="T32">-</text:span><text:span text:style-name="T6">like DNase I cleavage patterns on the DNA,</text:span><text:span text:style-name="T5"> allow the detection of binding sites in a base</text:span><text:span text:style-name="T32"> </text:span><text:span text:style-name="T5">pair resolution. There is, however, a debate in the literature on the influence of experimental artifacts as DNase </text:span><text:span text:style-name="T17">I </text:span><text:span text:style-name="T5">cleavage bias and transcription factor residence time on computational footprint methods. We investigated these artifacts in a comprehensive panel of DNase-seq data sets employing 1</text:span><text:span text:style-name="T17">0</text:span><text:span text:style-name="T5"> footprinting methods </text:span><text:span text:style-name="T6">and 88 transcription factors</text:span><text:span text:style-name="T5">. </text:span><text:span text:style-name="T17">Our comparative analysis indicates the advantage of HINT, DNase2TF and PIQ in relation to </text:span><text:span text:style-name="T18">other </text:span><text:span text:style-name="T17">competing methods. </text:span><text:span text:style-name="T5">We demonstrate that correcting the DNase-seq signal based on cleavage bias estimation significantly improves accuracy of computational footprinting. We also propose a score to detect footprints arising from transcription factors with short residence time, as footprints of such factors have low predictive performance. </text:span></text:p>
      <text:p text:style-name="P11"/>
      <text:p text:style-name="P14">Justification</text:p>
      <text:p text:style-name="P8"/>
      <text:p text:style-name="P3"><text:span text:style-name="T8">DN</text:span><text:span text:style-name="T14">a</text:span><text:span text:style-name="T8">se-seq allowed for the first time the detection of genome</text:span><text:span text:style-name="T32">-</text:span><text:span text:style-name="T8">wide base</text:span><text:span text:style-name="T32"> </text:span><text:span text:style-name="T8">pair resolution transcription factor </text:span><text:span text:style-name="T16">(TF) </text:span><text:span text:style-name="T8">binding sites. </text:span><text:span text:style-name="T7">Indeed, computational footprinting of &gt; 50 cell</text:span><text:span text:style-name="T17">s</text:span><text:span text:style-name="T7"> was adopted in one of ENCODE</text:span><text:span text:style-name="T15">'s</text:span><text:span text:style-name="T7"> main papers for the definition of a human </text:span><text:span text:style-name="T21">cis</text:span><text:span text:style-name="T32">-</text:span><text:span text:style-name="T7">regulatory lexicon (Neph, et al., </text:span><text:span text:style-name="T21">Nature</text:span><text:span text:style-name="T7">, 201</text:span><text:span text:style-name="T18">2</text:span><text:span text:style-name="T7">). However, recent work revisiting DNase-seq experiments and protocols (He. et al., </text:span><text:span text:style-name="T21">Nature Methods, </text:span><text:span text:style-name="T24">2014; Sung et al., </text:span><text:span text:style-name="T21">Molecular Cel</text:span><text:span text:style-name="T23">l</text:span><text:span text:style-name="T24">, 2014; Yardımcı, </text:span><text:span text:style-name="T21">et al.,</text:span><text:span text:style-name="T24"> Nucleic acids research, 2014</text:span><text:span text:style-name="T7">) </text:span><text:span text:style-name="T9">indicated that </text:span><text:span text:style-name="T12">predictive power of</text:span><text:span text:style-name="T9"> computational footprinting </text:span><text:span text:style-name="T12">varied on</text:span><text:span text:style-name="T9"> a TF-specific manner. </text:span><text:span text:style-name="T17">This </text:span><text:span text:style-name="T19">mostly </text:span><text:span text:style-name="T17">stem</text:span><text:span text:style-name="T19">ed</text:span><text:span text:style-name="T9"> from DNase I </text:span><text:span text:style-name="T17">bias</text:span><text:span text:style-name="T9"> to </text:span><text:span text:style-name="T16">cleave</text:span><text:span text:style-name="T18">ge</text:span><text:span text:style-name="T9"> particular sequences and varying binding time of distinct TFs. Our paper (Gusmao et al., </text:span><text:span text:style-name="T22">Nature Methods,</text:span><text:span text:style-name="T9"> 2016) revisits these and other aspects of computational footprinting </text:span><text:span text:style-name="T18">problem</text:span><text:span text:style-name="T9">. We show that </text:span><text:span text:style-name="T19">the </text:span><text:span text:style-name="T9">effect of </text:span><text:span text:style-name="T16">cleavage</text:span><text:span text:style-name="T9"> bias </text:span><text:span text:style-name="T19">is</text:span><text:span text:style-name="T9"> virtually eliminated by state-of-the-art methods </text:span><text:span text:style-name="T17">with </text:span><text:span text:style-name="T9">bias correction strategies. We </text:span><text:span text:style-name="T17">propose a statistic to indicate footprint predicitons of</text:span><text:span text:style-name="T9"> TFs with potential </text:span><text:span text:style-name="T16">short</text:span><text:span text:style-name="T9"> binding </text:span><text:span text:style-name="T17">residence time</text:span><text:span text:style-name="T9">, as their footprints have poor predictive accuracy. We believe that our paper quantified a number of disparate arguments from the literature. </text:span><text:span text:style-name="T10">It also</text:span><text:span text:style-name="T9"> reinforce</text:span><text:span text:style-name="T12">s</text:span><text:span text:style-name="T9"> the power and</text:span><text:span text:style-name="T10"> </text:span><text:span text:style-name="T9">limitations of computational footprinting methods </text:span><text:span text:style-name="T12">in a comprehensive way</text:span><text:span text:style-name="T9">. </text:span><text:span text:style-name="T11">Finally, we </text:span><text:span text:style-name="T19">will </text:span><text:span text:style-name="T11">also include in the talk </text:span><text:span text:style-name="T12">recent developments </text:span><text:span text:style-name="T18">on</text:span><text:span text:style-name="T12"> computational footprinting analysis </text:span><text:span text:style-name="T18">for</text:span><text:span text:style-name="T12"> ATAC-</text:span><text:span text:style-name="T16">s</text:span><text:span text:style-name="T12">eq </text:span><text:span text:style-name="T18">experiments</text:span><text:span text:style-name="T12">.</text:span></text:p>
      <text:p text:style-name="P10"/>
      <text:p text:style-name="P1"><text:span text:style-name="T2">Paper</text:span><text:span text:style-name="T1">: </text:span><text:span text:style-name="Strong_20_Emphasis"><text:span text:style-name="T20">Gusmao E.G., Allhoff, M., Zenke, M., <text:s/>Costa, I.G. (2016)</text:span></text:span><text:span text:style-name="Strong_20_Emphasis"><text:span text:style-name="T2">, </text:span></text:span><text:span text:style-name="Strong_20_Emphasis"><text:span text:style-name="T20">Analysis of computational footprinting methods for DNase sequencing experiments, </text:span></text:span><text:span text:style-name="Strong_20_Emphasis"><text:span text:style-name="T3">Nature Methods, </text:span></text:span><text:span text:style-name="Strong_20_Emphasis"><text:span text:style-name="T20">doi:10.1038/nmeth.3772, published online 22/2/2016.</text:span></text:span></text:p>
      <text:p text:style-name="P1"><text:span text:style-name="Strong_20_Emphasis"><text:span text:style-name="T20"/></text:span></text:p>
      <text:p text:style-name="P1"><text:span text:style-name="Strong_20_Emphasis"><text:span text:style-name="T20"/></text:span></text:p>
      <text:p text:style-name="List_20_Heading"><text:span text:style-name="Strong_20_Emphasis"><text:span text:style-name="T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7T10:44:25.444238200</meta:creation-date>
    <meta:generator>LibreOffice/4.4.6.3$Linux_X86_64 LibreOffice_project/40m0$Build-3</meta:generator>
    <dc:date>2016-03-09T17:40:57.881526756</dc:date>
    <meta:editing-duration>PT4H5M16S</meta:editing-duration>
    <meta:editing-cycles>23</meta:editing-cycles>
    <meta:document-statistic meta:table-count="0" meta:image-count="0" meta:object-count="0" meta:page-count="1" meta:paragraph-count="12" meta:word-count="448" meta:character-count="3217" meta:non-whitespace-character-count="2776"/>
  </office:meta>
</office:document-meta>
</file>